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409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genda</text:p>
          </table:table-cell>
          <table:table-cell table:style-name="ce1" office:value-type="string" calcext:value-type="string">
            <text:p>Název modulu GINIS Standa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13">
            <text:p>GINIS EKO - Ekonomika</text:p>
          </table:table-cell>
          <table:table-cell table:style-name="ce5" office:value-type="string" calcext:value-type="string">
            <text:p>UCT - Pořizovač účetních dokladů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UCR - Účetní a rozpočtové výstupy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ROZ - Pořizovač rozpočtových dokladů,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KDF - Kniha došlých faktur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POU – Poukazy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PRE – Přepoukazy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POK – Pokladna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BUC – Komunikace s bankou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FUC - Finanční účtárna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INU - Manipulace s daty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INT – Interface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VYK – Výkaznictví</text:p>
          </table:table-cell>
          <table:table-cell table:number-columns-repeated="1022"/>
        </table:table-row>
        <table:table-row table:style-name="ro1">
          <table:covered-table-cell/>
          <table:table-cell table:style-name="ce5" office:value-type="string" calcext:value-type="string">
            <text:p>BAR - Balancování rozpočt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Administrace Podsystémy GINIS EKO</text:p>
          </table:table-cell>
          <table:table-cell table:style-name="ce4" office:value-type="string" calcext:value-type="string">
            <text:p>KOF - Kniha odeslaných faktur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ADR - Administrativa účtových rozvrhů a číselníků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ADP - Administrativa předkontací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ADA - Administrace akcí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Aplikace Majetek a sklady</text:p>
          </table:table-cell>
          <table:table-cell table:style-name="ce4" office:value-type="string" calcext:value-type="string">
            <text:p>MAJ – Majetek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INM - Inventarizace majetku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SKL - Sklad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2">
            <text:p>Smlouvy, Přestupky</text:p>
          </table:table-cell>
          <table:table-cell table:style-name="ce4" office:value-type="string" calcext:value-type="string">
            <text:p>SML – Smlouvy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PRE - Přestup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2">
            <text:p>Daně dávky poplatky Evidence psů</text:p>
          </table:table-cell>
          <table:table-cell table:style-name="ce4" office:value-type="string" calcext:value-type="string">
            <text:p>DDP - Daně dávky poplatky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PSI - Evidence psů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gistr nemovitého majetku</text:p>
          </table:table-cell>
          <table:table-cell table:style-name="ce4" office:value-type="string" calcext:value-type="string">
            <text:p>REN - Registr nemovitostí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nteraktivní úřad</text:p>
          </table:table-cell>
          <table:table-cell table:style-name="ce4" office:value-type="string" calcext:value-type="string">
            <text:p>RR - Rozklikávací rozpočet - Portál otevřené radnice - Hospodaření příspěvkových organizací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 calcext:value-type="string">
            <text:p>Řídící kontrol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atové sklady</text:p>
          </table:table-cell>
          <table:table-cell table:style-name="ce4" office:value-type="string" calcext:value-type="string">
            <text:p>DWH - Datový skla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Řízení bezpečnostních rizik</text:p>
          </table:table-cell>
          <table:table-cell table:style-name="ce4" office:value-type="string" calcext:value-type="string">
            <text:p>Aplikace metod pro řízení rizik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4:24:56.162117998</meta:creation-date>
    <dc:date>2017-01-25T14:52:55.214014606</dc:date>
    <meta:editing-duration>PT17M48S</meta:editing-duration>
    <meta:editing-cycles>2</meta:editing-cycles>
    <meta:generator>LibreOffice/5.2.4.2.1$Linux_X86_64 LibreOffice_project/20$Build-2</meta:generator>
    <meta:document-statistic meta:table-count="1" meta:cell-count="41" meta:object-count="0"/>
  </office:meta>
</office:document-meta>
</file>